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sh.put( String key , Objec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Hash.setGrow( int growB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sh.remove( String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ash.get( String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ash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.containsKey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ash.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.contains( Objec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ash.setSize( int new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sh.H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ash.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